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BayesianAnalyzer.updateSpamToken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BayesianAnalyzer.setMessageCount( Connection conn , String sqlStatement , int cou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BayesianAnalyzer.updateTokens( Connection conn , Map tokens , String insertSqlStatement , String updateSqlState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DBCBayesianAnalyzer.loadHamNSpam( Connection con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JDBCBayesianAnalyzer.getLastDatabaseUp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BayesianAnalyzer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BayesianAnalyzer.JDBCBayesian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BayesianAnalyzer.updateHamToken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BayesianAnalyzer.getSql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BayesianAnalyzer.resetData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BayesianAnalyzer.setSqlParameters( Map sql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BayesianAnalyzer.setSqlFileName( String sql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BayesianAnalyzer.checkTables( Connection con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BayesianAnalyzer.createTable( Connection conn , String tableNameSqlStringName , String createSqlStrin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DBCBayesianAnalyzer.deleteData( Connection conn , String deleteSqlStat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BCBayesianAnalyzer.touchLastDatabaseUp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BayesianAnalyzer.initSqlQueries( Connection conn , String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DBCBayesianAnalyzer.getSql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